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Cantarell" svg:font-family="Cantarel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ntarell1" svg:font-family="Cantarel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weight="bold" style:font-weight-asian="bold"/>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Title" style:master-page-name="Standard">
      <style:paragraph-properties fo:text-align="center" style:justify-single-word="false" style:page-number="1"/>
      <style:text-properties style:font-name="Cantarell" fo:font-size="28pt" officeooo:rsid="001a09ba" officeooo:paragraph-rsid="001a09ba" style:font-name-asian="Cantarell1" style:font-size-asian="28pt" style:font-name-complex="Cantarell1" style:font-size-complex="28pt"/>
    </style:style>
    <style:style style:name="P5" style:family="paragraph" style:parent-style-name="Heading_20_1">
      <style:paragraph-properties fo:text-align="center" style:justify-single-word="false"/>
      <style:text-properties fo:color="#2f5496" style:font-name="Calibri" fo:font-size="16pt" officeooo:rsid="001a09ba" officeooo:paragraph-rsid="001a09ba" style:font-name-asian="Calibri1" style:font-size-asian="16pt" style:font-name-complex="Calibri1" style:font-size-complex="16pt"/>
    </style:style>
    <style:style style:name="P6"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7" style:family="paragraph" style:parent-style-name="Standard">
      <style:text-properties officeooo:rsid="001b9da9" officeooo:paragraph-rsid="001b9da9"/>
    </style:style>
    <style:style style:name="P8" style:family="paragraph" style:parent-style-name="Standard">
      <style:text-properties officeooo:rsid="001b9da9" officeooo:paragraph-rsid="001ddc63"/>
    </style:style>
    <style:style style:name="P9" style:family="paragraph" style:parent-style-name="Standard">
      <style:text-properties officeooo:paragraph-rsid="001b9da9"/>
    </style:style>
    <style:style style:name="P10" style:family="paragraph" style:parent-style-name="Standard">
      <style:text-properties officeooo:paragraph-rsid="001ce81c"/>
    </style:style>
    <style:style style:name="P11" style:family="paragraph" style:parent-style-name="Standard">
      <style:text-properties officeooo:paragraph-rsid="001ddc63"/>
    </style:style>
    <style:style style:name="P12" style:family="paragraph" style:parent-style-name="Standard">
      <style:text-properties fo:font-size="15pt" officeooo:rsid="001a09ba" officeooo:paragraph-rsid="001a09ba" style:font-size-asian="15pt" style:font-size-complex="15pt"/>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officeooo:rsid="001a09ba" style:font-name-asian="Calibri1" style:font-size-asian="11pt" style:font-style-asian="normal" style:font-weight-asian="normal" style:font-name-complex="Calibri1" style:font-size-complex="11pt"/>
    </style:style>
    <style:style style:name="T3" style:family="text">
      <style:text-properties fo:font-variant="normal" fo:text-transform="none" fo:color="#000000" style:text-line-through-style="none" style:text-line-through-type="none" style:text-position="0% 100%" style:font-name="Calibri" fo:font-size="11pt" fo:font-style="normal" style:text-underline-style="none" fo:font-weight="normal" officeooo:rsid="001ce81c" style:font-name-asian="Calibri1" style:font-size-asian="11pt" style:font-style-asian="normal" style:font-weight-asian="normal" style:font-name-complex="Calibri1" style:font-size-complex="11pt"/>
    </style:style>
    <style:style style:name="T4" style:family="text">
      <style:text-properties officeooo:rsid="001b9da9"/>
    </style:style>
    <style:style style:name="T5" style:family="text">
      <style:text-properties officeooo:rsid="001ce81c"/>
    </style:style>
    <style:style style:name="T6" style:family="text">
      <style:text-properties officeooo:rsid="001ddc63"/>
    </style:style>
    <style:style style:name="T7" style:family="text">
      <style:text-properties officeooo:rsid="001fa5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apport devoir DPR</text:p>
      <text:p text:style-name="P5">Générateur de site statique XML</text:p>
      <text:p text:style-name="Standard"/>
      <text:p text:style-name="P12"/>
      <text:p text:style-name="Heading_20_3"><text:span text:style-name="T7">1. </text:span>Utilisation :</text:p>
      <text:p text:style-name="P7">Le projet comporte un Makefile permettant l’orchestration de la création du site web.</text:p>
      <text:p text:style-name="P7">– dtd : Permet de vérifier la dtd du fichier master.xml.</text:p>
      <text:p text:style-name="P7">– schéma : Vérifie la validité du fichier master.xml face au schéma attendu.</text:p>
      <text:p text:style-name="P7">– web : Créé l’ensemble du site web correspondant au fichier master.xml dans le<text:tab/>dossier ‘www’.</text:p>
      <text:p text:style-name="P9"><text:span text:style-name="T4">– tidy : Vérifie la validité </text:span><text:span text:style-name="T6">Xh</text:span><text:span text:style-name="T4">tml 5 des pages contenu dans le dossier ‘www’.</text:span></text:p>
      <text:p text:style-name="P8">– xq : Exécute la requête <text:span text:style-name="T6">XQ</text:span>uery placé dans ‘xq.txt’. Sa sortie est placée dans<text:tab/>‘www’ sous le nom ‘xq.html’.</text:p>
      <text:p text:style-name="P9"><text:span text:style-name="T4">Par défaut, l’ensemble de ces commandes sont exécutées dans cet ordre puis les pages web résultantes sont ouvertes avec le navigateur ‘firefox ‘. Le dossier de sortie web et le navigateur web sont configurables a l’aide des variables ‘WEBDIR’ et ‘WEBNAV’.</text:span></text:p>
      <text:p text:style-name="P9"/>
      <text:p text:style-name="Heading_20_3"><text:span text:style-name="T7">2. </text:span>Notes de développement :</text:p>
      <text:p text:style-name="P10"><text:span text:style-name="T5">La feuille de style ‘master.xsl’ devenant relativement conséquente, elle a été divisée en plusieurs feuilles par catégories, la feuille principale traitant des nœuds. Aussi pour factoriser certaines parties du code, des fonctions ont été créés. Celles-ci servent essentiellement pour les listes de références a d’autre nœuds.</text:span></text:p>
      <text:p text:style-name="P11"><text:span text:style-name="T6">Pour l’écriture de la requête XQ</text:span><text:span text:style-name="T4">uery, </text:span><text:span text:style-name="T6">on utilise principalement des expressions type ‘</text:span>FLWOR’. <text:span text:style-name="T6">Grâce à XPath 2.0, on a la possibilité d’écrire des fonctions avec des types d’entrée et de retour préci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Cantarell" svg:font-family="Cantarel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ntarell1" svg:font-family="Cantarel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cm"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cm" loext:contextual-spacing="fals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87cm" fo:margin-left="0cm" fo:margin-top="0cm" fo:margin-bottom="0cm" table:align="left"/>
    </style:style>
    <style:style style:name="Table3.A" style:family="table-column">
      <style:table-column-properties style:column-width="7.865cm"/>
    </style:style>
    <style:style style:name="Table3.B" style:family="table-column">
      <style:table-column-properties style:column-width="8.005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M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weight="bold" style:font-weight-asian="bold"/>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fo:color="#000000" style:text-line-through-style="none" style:text-line-through-type="none" style:text-position="0% 100%" style:font-name="Calibri" fo:font-size="11pt" fo:font-style="normal" style:text-underline-style="none" fo:font-weight="normal" officeooo:rsid="001ce81c" style:font-name-asian="Calibri1" style:font-size-asian="11pt" style:font-style-asian="normal" style:font-weight-asian="normal" style:font-name-complex="Calibri1" style:font-size-complex="11pt"/>
    </style:style>
    <style:style style:name="MT3" style:family="text">
      <style:text-properties fo:font-variant="normal" fo:text-transform="none" fo:color="#000000" style:text-line-through-style="none" style:text-line-through-type="none" style:text-position="0% 100%" style:font-name="Calibri" fo:font-size="11pt" fo:font-style="normal" style:text-underline-style="none" fo:font-weight="normal" officeooo:rsid="001a09ba"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row table:style-name="Table3.1">
            <table:table-cell table:style-name="Table3.A1" office:value-type="string">
              <text:p text:style-name="MP2"><text:span text:style-name="MT1">T</text:span><text:span text:style-name="MT2">homas</text:span><text:span text:style-name="MT1"> Blanc </text:span><text:span text:style-name="MT3">&amp;</text:span><text:span text:style-name="MT1"> Si</text:span><text:span text:style-name="MT2">mon</text:span><text:span text:style-name="MT1"> Pieres</text:span></text:p>
            </table:table-cell>
            <table:table-cell table:style-name="Table3.A1" office:value-type="string">
              <text:p text:style-name="MP3"><text:span text:style-name="MT3">Devoir DPR</text:span><text:span text:style-name="MT1"> – 2020</text:span></text:p>
            </table:table-cell>
          </table:table-row>
        </table:table>
        <text:p text:style-name="MP4"/>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1.2$Linux_X86_64 LibreOffice_project/40$Build-2</meta:generator>
    <dc:date>2020-03-06T15:48:15.830134726</dc:date>
    <meta:editing-duration>PT1M34S</meta:editing-duration>
    <meta:editing-cycles>2</meta:editing-cycles>
    <meta:document-statistic meta:table-count="1" meta:image-count="0" meta:object-count="0" meta:page-count="1" meta:paragraph-count="15" meta:word-count="226" meta:character-count="1412" meta:non-whitespace-character-count="1195"/>
  </office:meta>
</office:document-meta>
</file>